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6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EJECTION (60:1-5, 10-12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REJECTION (60:1-5, 10-12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ain (60:1-3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ain (60:1-3):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You have split open our land (60:1-2, 10-12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You have been very hard on us (60:3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You have rejected us (60:11-12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THE REJECTION (60:1-5, 10-12):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pain (60:1-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prospect (60:4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PSALM 60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THE REJECTION (60:1-5, 10-1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THE REQUEST (60:5-12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REQUEST (60:5-12)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plea (60:5, 11-12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romise (60:6-8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perplexity (60:9-10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PSALM 60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THE REJECTION (60:1-5, 10-12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REQUEST (60:5-12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60 </dc:title>
    <meta:initial-creator>David STRICKLAND</meta:initial-creator>
    <dc:creator>David STRICKLAND</dc:creator>
    <meta:creation-date>2020-02-23T23:19:27Z</meta:creation-date>
    <dc:date>2020-02-23T23:19:27Z</dc:date>
    <meta:template xlink:href="BibleStudy" xlink:type="simple"/>
    <meta:editing-cycles>1</meta:editing-cycles>
    <meta:editing-duration>PT0S</meta:editing-duration>
    <meta:document-statistic meta:paragraph-count="21" meta:word-count="131"/>
  </office:meta>
</office:document-meta>
</file>